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" style:parent-style-name="Car.predefinitoparagrafo" style:family="text">
      <style:text-properties fo:background-color="#00FFFF"/>
    </style:style>
    <style:style style:name="T4" style:parent-style-name="Car.predefinitoparagrafo" style:family="text"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T5" style:parent-style-name="Car.predefinitoparagrafo" style:family="text"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T6" style:parent-style-name="Car.predefinitoparagrafo" style:family="text"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background-color="#FFFF00"/>
    </style:style>
    <style:style style:name="P9" style:parent-style-name="Normale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 style:language-complex="ta" style:country-complex="IN"/>
    </style:style>
    <style:style style:name="P10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11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12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13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14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15" style:parent-style-name="Normale" style:family="paragraph">
      <style:paragraph-properties style:text-autospace="none" fo:margin-bottom="0in" fo:line-height="100%"/>
    </style:style>
    <style:style style:name="T16" style:parent-style-name="Car.predefinitoparagrafo" style:family="text"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T17" style:parent-style-name="Car.predefinitoparagrafo" style:family="text">
      <style:text-properties style:font-name="Arial" style:font-name-complex="Arial" fo:color="#0000FF" fo:font-size="10pt" style:font-size-asian="10pt" style:font-size-complex="10pt" style:language-complex="ta" style:country-complex="IN"/>
    </style:style>
    <style:style style:name="P18" style:parent-style-name="Normale" style:family="paragraph">
      <style:paragraph-properties style:text-autospace="none" fo:margin-bottom="0in" fo:line-height="100%"/>
      <style:text-properties style:font-name="Arial" style:font-name-complex="Arial" fo:color="#0000FF" fo:font-size="10pt" style:font-size-asian="10pt" style:font-size-complex="10pt" style:language-complex="ta" style:country-complex="IN"/>
    </style:style>
    <style:style style:name="P19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20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21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22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23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24" style:parent-style-name="Normale" style:family="paragraph">
      <style:paragraph-properties style:text-autospace="none" fo:margin-bottom="0in" fo:line-height="100%"/>
    </style:style>
    <style:style style:name="T25" style:parent-style-name="Car.predefinitoparagrafo" style:family="text"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T26" style:parent-style-name="Car.predefinitoparagrafo" style:family="text">
      <style:text-properties style:font-name="Arial" style:font-name-complex="Arial" fo:color="#0000FF" fo:font-size="10pt" style:font-size-asian="10pt" style:font-size-complex="10pt" style:language-complex="ta" style:country-complex="IN"/>
    </style:style>
    <style:style style:name="T27" style:parent-style-name="Car.predefinitoparagrafo" style:family="text"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28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29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30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31" style:parent-style-name="Normale" style:family="paragraph">
      <style:paragraph-properties style:text-autospace="none" fo:margin-bottom="0in" fo:line-height="100%"/>
    </style:style>
    <style:style style:name="T32" style:parent-style-name="Car.predefinitoparagrafo" style:family="text"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T33" style:parent-style-name="Car.predefinitoparagrafo" style:family="text">
      <style:text-properties style:font-name="Arial" style:font-name-complex="Arial" fo:color="#0000FF" fo:font-size="10pt" style:font-size-asian="10pt" style:font-size-complex="10pt" style:language-complex="ta" style:country-complex="IN"/>
    </style:style>
    <style:style style:name="T34" style:parent-style-name="Car.predefinitoparagrafo" style:family="text"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T35" style:parent-style-name="Car.predefinitoparagrafo" style:family="text">
      <style:text-properties style:font-name="Arial" style:font-name-complex="Arial" fo:color="#0000FF" fo:font-size="10pt" style:font-size-asian="10pt" style:font-size-complex="10pt" style:language-complex="ta" style:country-complex="IN"/>
    </style:style>
    <style:style style:name="T36" style:parent-style-name="Car.predefinitoparagrafo" style:family="text"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37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38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P39" style:parent-style-name="Normale" style:family="paragraph">
      <style:paragraph-properties style:text-autospace="none" fo:margin-bottom="0in" fo:line-height="100%"/>
      <style:text-properties style:font-name="Arial" style:font-name-complex="Arial" fo:color="#000000" fo:font-size="10pt" style:font-size-asian="10pt" style:font-size-complex="10pt" style:language-complex="ta" style:country-complex="IN"/>
    </style:style>
    <style:style style:name="T40" style:parent-style-name="Car.predefinitoparagrafo" style:family="text">
      <style:text-properties style:font-name="Arial" style:font-name-complex="Arial" fo:color="#000000" style:language-complex="ta" style:country-complex="IN"/>
    </style:style>
    <style:style style:name="T41" style:parent-style-name="Car.predefinitoparagrafo" style:family="text">
      <style:text-properties style:font-name="Arial" style:font-name-complex="Arial" fo:color="#0000FF" style:language-complex="ta" style:country-complex="IN"/>
    </style:style>
    <style:style style:name="T42" style:parent-style-name="Car.predefinitoparagrafo" style:family="text">
      <style:text-properties fo:background-color="#FFFF00"/>
    </style:style>
    <style:style style:name="T43" style:parent-style-name="Car.predefinitoparagrafo" style:family="text">
      <style:text-properties fo:background-color="#FFFF00"/>
    </style:style>
    <style:style style:name="T44" style:parent-style-name="Car.predefinitoparagrafo" style:family="text">
      <style:text-properties fo:background-color="#00FFFF"/>
    </style:style>
    <style:style style:name="P45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ta" style:country-complex="IN"/>
    </style:style>
    <style:style style:name="P46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ta" style:country-complex="IN"/>
    </style:style>
    <style:style style:name="P47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ta" style:country-complex="IN"/>
    </style:style>
    <style:style style:name="P48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ta" style:country-complex="IN"/>
    </style:style>
    <style:style style:name="P49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ta" style:country-complex="IN"/>
    </style:style>
    <style:style style:name="P50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ta" style:country-complex="IN"/>
    </style:style>
    <style:style style:name="P51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ta" style:country-complex="IN"/>
    </style:style>
    <style:style style:name="P52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ta" style:country-complex="IN"/>
    </style:style>
    <style:style style:name="P53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54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55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56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57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58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59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0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1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2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3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4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5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6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7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8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69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0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1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2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3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4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5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6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7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8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79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0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1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2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3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4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5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6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7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8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89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0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1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2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3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4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5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6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7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8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99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100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101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102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P103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04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05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06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07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08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09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0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1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2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3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4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5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6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7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8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19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20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21" style:parent-style-name="Normale" style:family="paragraph">
      <style:paragraph-properties fo:line-height="100%"/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22" style:parent-style-name="Normale" style:family="paragraph"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23" style:parent-style-name="Normale" style:family="paragraph"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P124" style:parent-style-name="Normale" style:family="paragraph"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name="T125" style:parent-style-name="Car.predefinitoparagrafo" style:family="text">
      <style:text-properties style:font-name="Segoe UI" style:font-name-asian="Times New Roman" style:font-name-complex="Segoe UI" fo:color="#000000" fo:font-size="10pt" style:font-size-asian="10pt" style:font-size-complex="10pt" style:language-asian="zh" style:country-asian="CN" style:language-complex="ta" style:country-complex="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he goal of this example is to remove the Over The Air (OTA) write for the Devic Name Characteristic.</text:p>
      <text:p text:style-name="Normale">Start with the OTA write enabled and from application controller . <text:s/>(In the nRFgo studio settings in nRF8001 configuration -&gt; GAP settings -&gt; Writeable Device name.)</text:p>
      <text:p text:style-name="Normale">To remove the OTA write alone, we need to change the Characteristic properties of the Device Name characteristic to only Read.</text:p>
      <text:p text:style-name="Normale">We also need to change the permissions of the Device Name Characteristic value to have only the Read Permission.</text:p>
      <text:p text:style-name="Normale">=</text:p>
      <text:p text:style-name="Normale">CRC used:</text:p>
      <text:p text:style-name="NormaleWeb">Polynomial for CRC-16-CCITT<text:s/><text:span text:style-name="T2"><draw:frame draw:style-name="a0" draw:name="Picture 1" text:anchor-type="as-char" svg:x="0in" svg:y="0in" svg:width="1.58333in" svg:height="0.20833in" style:rel-width="scale" style:rel-height="scale"><draw:image xlink:href="media/image1.png" xlink:type="simple" xlink:show="embed" xlink:actuate="onLoad"/><svg:title/><svg:desc>https://upload.wikimedia.org/wikipedia/en/math/d/0/2/d0279fbd8e8844f8cbef81a76f006b93.png</svg:desc></draw:frame></text:span>(<text:a office:title="X.25" xlink:href="https://en.wikipedia.org/wiki/X.25" office:target-frame-name="_top" xlink:show="replace"><text:span text:style-name="Collegamentoipertestuale">X.25</text:span></text:a>,<text:s/><text:a office:title="V.41" xlink:href="https://en.wikipedia.org/wiki/V.41" office:target-frame-name="_top" xlink:show="replace"><text:span text:style-name="Collegamentoipertestuale">V.41</text:span></text:a>,<text:s/><text:a office:title="HDLC" xlink:href="https://en.wikipedia.org/wiki/HDLC" office:target-frame-name="_top" xlink:show="replace"><text:span text:style-name="Collegamentoipertestuale">HDLC</text:span></text:a>,<text:s/><text:a office:title="XMODEM" xlink:href="https://en.wikipedia.org/wiki/XMODEM" office:target-frame-name="_top" xlink:show="replace"><text:span text:style-name="Collegamentoipertestuale">XMODEM</text:span></text:a>,<text:s/><text:a office:title="Bluetooth" xlink:href="https://en.wikipedia.org/wiki/Bluetooth" office:target-frame-name="_top" xlink:show="replace"><text:span text:style-name="Collegamentoipertestuale">Bluetooth</text:span></text:a>,<text:s/><text:a office:title="PACTOR" xlink:href="https://en.wikipedia.org/wiki/PACTOR" office:target-frame-name="_top" xlink:show="replace"><text:span text:style-name="Collegamentoipertestuale">PACTOR</text:span></text:a>,<text:s/><text:a office:title="Secure Digital card" xlink:href="https://en.wikipedia.org/wiki/Secure_Digital_card" office:target-frame-name="_top" xlink:show="replace"><text:span text:style-name="Collegamentoipertestuale">SD</text:span></text:a>, many others; known as<text:s/><text:span text:style-name="Enfasicorsivo">CRC-CCITT</text:span>)</text:p>
      <text:p text:style-name="NormaleWeb">Initial seed value for the CRC is FFFF</text:p>
      <text:p text:style-name="NormaleWeb">The CRC is done on all setup ACI packets including the opcode and length excluding only the last 2 bytes which is the CRC.</text:p>
      <text:p text:style-name="Normale">=</text:p>
      <text:p text:style-name="Normale"/>
      <text:p text:style-name="Normale">The format of all the Setup messages generated by the nRFgo studio is<text:s/></text:p>
      <text:p text:style-name="Normale">&lt;Len&gt; &lt;Opcode = Setup i.e. 0x06&gt; &lt;Target&gt; &lt;Offset within the Target&gt;</text:p>
      <text:p text:style-name="Normale">The Target we want to modify is the "ATTDB".<text:s/></text:p>
      <text:p text:style-name="Normale">The value of target "ATTDB" = 0x20.<text:s/></text:p>
      <text:p text:style-name="Normale">The device name is usually the first message in this target so the offset we use is 0x00.</text:p>
      <text:p text:style-name="Normale">Look for the message &lt;Len&gt; 0x06 0x20 0x00.</text:p>
      <text:p text:style-name="Normale"><text:s text:c="4"/>{<text:span text:style-name="T3">0x00</text:span>,\</text:p>
      <text:p text:style-name="Normale"><text:s text:c="8"/>{\</text:p>
      <text:p text:style-name="Normale"><text:s/>{ <text:s text:c="13"/>header <text:s text:c="6"/>} {<text:s/><text:span text:style-name="T4">attdb_head_t</text:span><text:span text:style-name="T5"><text:s/>}{handle}{UUID <text:s text:c="6"/>}{Value }</text:span><text:span text:style-name="T6"><text:s text:c="4"/></text:span><text:s text:c="10"/><text:span text:style-name="T7">0x1f,0x06,0x20,0x00</text:span>,0x04,0x04,0x02,0x02,0x00,0x01,0x28,0x00,0x01,0x00,0x18,0x04,0x04,0x05,0x05,0x00,\</text:p>
      <text:p text:style-name="Normale"><text:s text:c="12"/>0x02,0x28,0x03,0x01,<text:span text:style-name="T8"><office:annotation office:name="0"><dc:creator>Edwin, David</dc:creator><dc:date>2013-04-09T18:24:00</dc:date><text:p text:style-name="Testocommento">Change this to 0x02 to have only the Read property.</text:p><text:p text:style-name="Testocommento"/><text:p text:style-name="P9">Properties Value Description</text:p><text:p text:style-name="P10">Broadcast 0x01 If set, permits broadcasts of the Characteristic</text:p><text:p text:style-name="P11">Value using Characteristic Configuration</text:p><text:p text:style-name="P12">Descriptor</text:p><text:p text:style-name="P13"/><text:p text:style-name="P14">Read 0x02 If set, permits reads of the Characteristic</text:p><text:p text:style-name="P15"><text:span text:style-name="T16">Value using procedures defined in<text:s/></text:span><text:span text:style-name="T17">Section</text:span></text:p><text:p text:style-name="P18">4.8</text:p><text:p text:style-name="P19"/><text:p text:style-name="P20">Write Without</text:p><text:p text:style-name="P21">Response</text:p><text:p text:style-name="P22">0x04 If set, permit writes of the Characteristic</text:p><text:p text:style-name="P23">Value without response using procedures</text:p><text:p text:style-name="P24"><text:span text:style-name="T25">defined in<text:s/></text:span><text:span text:style-name="T26">Section 4.9.1</text:span><text:span text:style-name="T27">.</text:span></text:p><text:p text:style-name="P28"/><text:p text:style-name="P29">Write 0x08 If set, permits writes of the Characteristic</text:p><text:p text:style-name="P30">Value with response using procedures</text:p><text:p text:style-name="P31"><text:span text:style-name="T32">defined in<text:s/></text:span><text:span text:style-name="T33">Section 4.9.3<text:s/></text:span><text:span text:style-name="T34">or<text:s/></text:span><text:span text:style-name="T35">Section 4.9.4</text:span><text:span text:style-name="T36">.</text:span></text:p><text:p text:style-name="P37"/><text:p text:style-name="P38">Notify 0x10 If set, permits notifications of a Characteristic</text:p><text:p text:style-name="P39">Value without acknowledgement using the</text:p><text:p text:style-name="Testocommento"><text:span text:style-name="T40">procedure defined in<text:s/></text:span><text:span text:style-name="T41">Section 4.10</text:span></text:p></office:annotation>0x0e</text:span><text:span text:style-name="Rimandocommento"><office:annotation-end office:name="0"/></text:span>,0x03,0x00,0x00,0x2a,0x04,<text:span text:style-name="T42">0x14</text:span>,0x14,\</text:p>
      <text:soft-page-break/>
      <text:p text:style-name="Normale"><text:s text:c="8"/>},\</text:p>
      <text:p text:style-name="Normale"><text:s text:c="4"/>},\</text:p>
      <text:p text:style-name="Normale">=</text:p>
      <text:p text:style-name="Normale">Change<text:s/><text:span text:style-name="T43">0x14</text:span><text:s/>to 0x04 for the permission of the value of the Device Name to be changed to Read.</text:p>
      <text:p text:style-name="Normale">After this is done. Regenerate the CRC and update the CRC in the setup data. The last 2 bytes of the setup data is the CRC.<text:s/>The CRC is done on all setup ACI packets including the length and opcode excluding only the last 2 bytes which is the CRC. Ignore the<text:s/><text:span text:style-name="T44">0x00</text:span><text:s/>for all CRC calculations.</text:p>
      <text:p text:style-name="Normale">==</text:p>
      <text:p text:style-name="P45">To change the Read permission bits of any 1 Characteristic value (with Read in its Characteristic property) from "plaintext" (which is created from the GATT Server marked as "No Security Required", to "authenticated encrypted" b11.</text:p>
      <text:p text:style-name="P46"/>
      <text:p text:style-name="P47">Modify the 2 Read Permissions bits for the Characteristic Value<text:s/></text:p>
      <text:p text:style-name="P48">uint8_t rd:2;         /**&lt; Read  permisions (none, plaintext, authenticated plaintext, authenticated encrypted) */</text:p>
      <text:p text:style-name="P49">You also need to set the Device setting bits which map to<text:s/>nRF8001 configuration -&gt; Device Security back to “Security Required”</text:p>
      <text:p text:style-name="P50">You can find the bits by also comparing the Setup between "Security Required" and "No Security Required".</text:p>
      <text:p text:style-name="P51"/>
      <text:p text:style-name="P52"/>
      <text:p text:style-name="Normale"/>
      <text:p text:style-name="Normale"/>
      <text:p text:style-name="Normale"/>
      <text:p text:style-name="Normale">The message uses the structure as below</text:p>
      <text:p text:style-name="P53">/** @file</text:p>
      <text:p text:style-name="P54"><text:s/>*</text:p>
      <text:p text:style-name="P55"><text:s/>* @brief <text:s text:c="2"/>This header file contains ATT DB internl data types</text:p>
      <text:p text:style-name="P56"><text:s/>* <text:s text:c="9"/>Inside the ATTDB, handles and UUIDs are stored in BE and values in LE</text:p>
      <text:soft-page-break/>
      <text:p text:style-name="P57"><text:s/>* <text:s text:c="9"/>Please note that the ATT protocol requires data in LE format</text:p>
      <text:p text:style-name="P58"><text:s/>* <text:s text:c="9"/>ATTDB_P2D macros store data in BE, for handles and UUIDs</text:p>
      <text:p text:style-name="P59"><text:s/>* <text:s text:c="9"/>uuid_encode with UUID_P2U_UINT16 stores data in LE, for values</text:p>
      <text:p text:style-name="P60">*/</text:p>
      <text:p text:style-name="P61"/>
      <text:p text:style-name="P62">/** @brief <text:s text:c="5"/>Attribute permissions and length field</text:p>
      <text:p text:style-name="P63"><text:s/>*/</text:p>
      <text:p text:style-name="P64">typedef struct {</text:p>
      <text:p text:style-name="P65"><text:s text:c="8"/>/* octet 0 */</text:p>
      <text:p text:style-name="P66"><text:s text:c="8"/>uint8_t mlen1:2; <text:s text:c="5"/>/**&lt; MSb of max len, refer Macros section in attdb.c */</text:p>
      <text:p text:style-name="P67"><text:s text:c="8"/>uint8_t valid:1; <text:s text:c="5"/>/**&lt; Valid record */</text:p>
      <text:p text:style-name="P68"><text:s text:c="8"/>uint8_t bcast:1; <text:s text:c="5"/>/**&lt; Broadcastable record, functionality implemented in upper layer, present for info purposes */</text:p>
      <text:p text:style-name="P69"><text:s text:c="8"/>uint8_t notify:1; <text:s text:c="4"/>/**&lt; Notifiable record, functionality implemented in upper layer, present for info purposes */</text:p>
      <text:p text:style-name="P70"><text:s text:c="8"/>uint8_t ind:1; <text:s text:c="7"/>/**&lt; Indicatable record, functionality implemented in upper layer, present for info purposes */</text:p>
      <text:p text:style-name="P71"><text:s text:c="8"/>uint8_t flighty:1; <text:s text:c="3"/>/**&lt; Flighty/volatile record */</text:p>
      <text:p text:style-name="P72"><text:s text:c="8"/>uint8_t locked:1; <text:s text:c="4"/>/**&lt; Lock (RFI) */</text:p>
      <text:p text:style-name="P73"/>
      <text:p text:style-name="P74"><text:s text:c="8"/>/* octet 1 */</text:p>
      <text:p text:style-name="P75"><text:s text:c="8"/>uint8_t vlen1:2; <text:s text:c="5"/>/**&lt; MSb of actual len, refer Macros section in attdb.c */</text:p>
      <text:p text:style-name="P76"><text:s text:c="8"/>uint8_t rd:2; <text:s text:c="8"/>/**&lt; Read <text:s/>permisions (none, plaintext, authenticated plaintext, authenticated encrypted) */</text:p>
      <text:p text:style-name="P77"><text:s text:c="8"/>uint8_t wr:2; <text:s text:c="8"/>/**&lt; Write permisions (none, plaintext, authenticated plaintext, authenticated encrypted) */</text:p>
      <text:p text:style-name="P78"><text:s text:c="8"/>uint8_t ard:1; <text:s text:c="7"/>/**&lt; Read <text:s/>authorization (RFI) */</text:p>
      <text:p text:style-name="P79"><text:s text:c="8"/>uint8_t awr:1; <text:s text:c="7"/>/**&lt; Write authorization (RFI) */</text:p>
      <text:p text:style-name="P80"/>
      <text:p text:style-name="P81"><text:s text:c="8"/>/* octet 2 */</text:p>
      <text:p text:style-name="P82"><text:s text:c="8"/>uint8_t <text:s text:c="4"/>mlen0:8; <text:s/>/**&lt; LSb of max len, refer Macros section in attdb.c */</text:p>
      <text:p text:style-name="P83"/>
      <text:p text:style-name="P84"><text:s text:c="8"/>/* octet 3 */</text:p>
      <text:p text:style-name="P85"><text:s text:c="8"/>uint8_t <text:s text:c="4"/>vlen0:8; <text:s/>/**&lt; LSb of actual len, refer Macros section in attdb.c */</text:p>
      <text:p text:style-name="P86"/>
      <text:p text:style-name="P87">} attdb_head_t;</text:p>
      <text:p text:style-name="P88"/>
      <text:p text:style-name="P89">/** @struct <text:s text:c="4"/>attdb_record_head_t</text:p>
      <text:p text:style-name="P90"><text:s/>*</text:p>
      <text:p text:style-name="P91"><text:s/>* <text:s/>@brief <text:s text:c="5"/>Attribute DB values table record header type</text:p>
      <text:p text:style-name="P92"><text:s/>*/</text:p>
      <text:p text:style-name="P93">typedef struct {</text:p>
      <text:p text:style-name="P94"><text:s text:c="4"/>/** Attribute DB permissions and length */</text:p>
      <text:p text:style-name="P95"><text:s text:c="4"/>attdb_head_t <text:s text:c="3"/>head;</text:p>
      <text:p text:style-name="P96"><text:s text:c="4"/>/** Attribute DB entry handle */</text:p>
      <text:p text:style-name="P97"><text:s text:c="4"/>attdb_handle_t <text:s/>handle;</text:p>
      <text:p text:style-name="P98"><text:s text:c="4"/>/** UUID of the attribute */</text:p>
      <text:p text:style-name="P99"><text:s text:c="4"/>uuid_t <text:s text:c="9"/>uuid;</text:p>
      <text:p text:style-name="P100"><text:s text:c="4"/>/** Attribute Value */</text:p>
      <text:p text:style-name="P101"><text:s text:c="4"/>uint8_t <text:s text:c="8"/>value[1];</text:p>
      <text:p text:style-name="P102">} attdb_record_head_t;</text:p>
      <text:p text:style-name="Normale"/>
      <text:soft-page-break/>
      <text:p text:style-name="P103">Overall format of the nRF8001 Setup area</text:p>
      <text:p text:style-name="P104">==</text:p>
      <text:p text:style-name="P105">/**</text:p>
      <text:p text:style-name="P106"><text:s/>* @struct dm_mrs_data_t</text:p>
      <text:p text:style-name="P107"><text:s/>* @brief Memory Retention Setup Data</text:p>
      <text:p text:style-name="P108"><text:s/>*/</text:p>
      <text:p text:style-name="P109">typedef struct</text:p>
      <text:p text:style-name="P110">{</text:p>
      <text:p text:style-name="P111"><text:s text:c="2"/>dm_setup_signature_t <text:s text:c="5"/>setup_signature; /* This is the first byte written/read to/from OTP */</text:p>
      <text:p text:style-name="P112"><text:s text:c="2"/>dm_dev_settings_t <text:s text:c="8"/>device_settings;</text:p>
      <text:p text:style-name="P113"><text:s text:c="2"/></text:p>
      <text:p text:style-name="P114"><text:s text:c="4"/>uint8_t <text:s text:c="18"/>CLASS_XDATA *attdb_heap;</text:p>
      <text:p text:style-name="P115"><text:s text:c="4"/>dm_service_t <text:s text:c="13"/>CLASS_XDATA *rem_svcs;</text:p>
      <text:p text:style-name="P116"><text:s text:c="4"/>dm_attr_t <text:s text:c="16"/>CLASS_XDATA *attrs;</text:p>
      <text:p text:style-name="P117"><text:s text:c="4"/>uint128_le_t <text:s text:c="13"/>CLASS_XDATA *vs_uuids;</text:p>
      <text:p text:style-name="P118"><text:s text:c="4"/>dm_ext_attr_t <text:s text:c="12"/>CLASS_XDATA *ext_attrs;</text:p>
      <text:p text:style-name="P119"><text:s text:c="4"/>dm_custom_ad_type_t <text:s text:c="6"/>CLASS_XDATA *cust_ad_types;</text:p>
      <text:p text:style-name="P120">} dm_mrs_data_t;</text:p>
      <text:p text:style-name="P121"/>
      <text:p text:style-name="P122">The target we want to modify is the custom advertising type.</text:p>
      <text:p text:style-name="P123">The value of target “CUST_AD_TYPES” is 0x70</text:p>
      <text:p text:style-name="Normale">Look for the message &lt;Len&gt; 0x06 0x70 0x00 &lt;Custom advertising data follows&gt;</text:p>
      <text:p text:style-name="Normale">Interpret the bytes following the above using the structure below.</text:p>
      <text:p text:style-name="P124">typedef struct<text:line-break/>{<text:line-break/>uint8_t type;<text:line-break/>uint8_t len;<text:line-break/>uint8_t adv_data[ACI_CUSTOM_AD_TYPE_MAX_DATA_LENGTH];<text:line-break/>} dm_custom_ad_type_t;</text:p>
      <text:p text:style-name="Normale"><text:span text:style-name="T125">#define ACI_CUSTOM_AD_TYPE_MAX_DATA_LENGTH 2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a" style:country-complex="IN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complex="ta" style:country-complex="IN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commento" style:display-name="Testo commento" style:family="paragraph" style:parent-style-name="Normale">
      <style:paragraph-properties fo:line-height="100%"/>
      <style:text-properties fo:font-size="10pt" style:font-size-asian="10pt" style:font-size-complex="10pt" fo:hyphenate="false"/>
    </style:style>
    <style:style style:name="TestocommentoCarattere" style:display-name="Testo commento Carattere" style:family="text" style:parent-style-name="Car.predefinitoparagrafo">
      <style:text-properties fo:font-size="10pt" style:font-size-asian="10pt" style:font-size-complex="10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Testofumetto" style:display-name="Testo fumetto" style:family="paragraph" style:parent-style-name="Normale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ta" style:country-complex="IN"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win, David</meta:initial-creator>
    <dc:creator>Alessandro Vogrig</dc:creator>
    <meta:creation-date>2014-07-05T10:44:00Z</meta:creation-date>
    <dc:date>2014-07-05T10:44:00Z</dc:date>
    <meta:template xlink:href="Normal.dotm" xlink:type="simple"/>
    <meta:editing-cycles>2</meta:editing-cycles>
    <meta:editing-duration>PT0S</meta:editing-duration>
    <meta:document-statistic meta:page-count="4" meta:paragraph-count="12" meta:word-count="937" meta:character-count="6269" meta:row-count="44" meta:non-whitespace-character-count="5344"/>
  </office:meta>
</office:document-meta>
</file>